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false"/>
    </style:style>
    <style:style style:name="ro4" style:family="table-row">
      <style:table-row-properties style:row-height="1.2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5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5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ce1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number-columns-repeated="5"/>
        </table:table-row>
        <table:table-row table:style-name="ro2"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52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5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52"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number-columns-repeated="5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33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CMP immediate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#&lt;imm8&gt;</text:p>
          </table:table-cell>
          <table:table-cell table:style-name="Default"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Add 8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4" office:value-type="string" calcext:value-type="string">
            <text:p>Sub 8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8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dn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<text:span text:style-name="T2">(m)</text:span>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<text:span text:style-name="T2">(d)</text:span>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text:span text:style-name="T2">(n)</text:span></text:p>
          </table:table-cell>
          <table:covered-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7" table:number-columns-repeated="6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7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33" office:value-type="string" calcext:value-type="string" table:number-columns-spanned="7" table:number-rows-spanned="1">
            <text:p>opcode</text:p>
          </table:table-cell>
          <table:covered-table-cell table:number-columns-repeated="6" table:style-name="ce27"/>
          <table:table-cell table:style-name="ce15"/>
          <table:table-cell table:style-name="ce27" table:number-columns-repeated="4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9"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7"/>
          <table:covered-table-cell table:style-name="ce29"/>
          <table:table-cell table:style-name="ce27" table:number-columns-repeated="8"/>
          <table:covered-table-cell/>
          <table:table-cell table:style-name="ce27" table:number-columns-spanned="4" table:number-rows-spanned="1"/>
          <table:covered-table-cell/>
          <table:covered-table-cell table:number-columns-repeated="2" table:style-name="Default"/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 ou BH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 ou BLO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6"/>
          <table:table-cell table:style-name="ce24"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9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table:style-name="ce1"/>
          <table:table-cell table:style-name="Default" table:number-columns-repeated="2"/>
          <table:table-cell table:number-columns-repeated="5"/>
          <table:table-cell table:style-name="ce24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Unconditional Branch</text:p>
          </table:table-cell>
          <table:table-cell table:style-name="ce1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" table:number-columns-repeated="14"/>
          <table:table-cell/>
          <table:table-cell table:style-name="ce24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0" office:value-type="string" calcext:value-type="string">
            <text:p>Toujours vrai</text:p>
          </table:table-cell>
          <table:table-cell table:style-name="ce1"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style-name="ce23" table:number-columns-repeated="2"/>
          <table:table-cell table:style-name="ce1"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ce23" table:number-columns-repeated="4"/>
          <table:table-cell table:number-columns-repeated="5"/>
        </table:table-row>
        <table:table-row table:style-name="ro2">
          <table:table-cell table:style-name="ce1"/>
          <table:table-cell table:style-name="ce20" office:value-type="string" calcext:value-type="string">
            <text:p>Toujours faux</text:p>
          </table:table-cell>
          <table:table-cell table:style-name="ce1"/>
          <table:table-cell office:value-type="string" calcext:value-type="string">
            <text:p>BNV</text:p>
          </table:table-cell>
          <table:table-cell office:value-type="string" calcext:value-type="string">
            <text:p>&lt;label&gt;</text:p>
          </table:table-cell>
          <table:table-cell table:style-name="Default"/>
          <table:table-cell/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 table:number-columns-spanned="11" table:number-rows-spanned="1">
            <text:p>imm11</text:p>
          </table:table-cell>
          <table:covered-table-cell table:number-columns-repeated="10" table:style-name="ce23"/>
          <table:table-cell table:style-name="ce1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1"/>
          <table:table-cell table:style-name="ce15"/>
          <table:table-cell table:style-name="ce1" table:number-columns-repeated="6"/>
          <table:table-cell table:style-name="ce15" table:number-columns-repeated="4"/>
          <table:table-cell table:style-name="ce1"/>
          <table:table-cell table:style-name="ce15" table:number-columns-repeated="2"/>
          <table:table-cell table:style-name="ce1" table:number-columns-repeated="14"/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1</text:span> : Dans la colone des flags :</text:p>
            <text:p>- ‘x’ sigifie que l’instruction va modifier le flag correspondant</text:p>
            <text:p>- ‘u’ signifie que l’instruction va utiliser le flag correspondant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23" office:value-type="string" calcext:value-type="string" table:number-columns-spanned="6" table:number-rows-spanned="1">
            <text:p><text:span text:style-name="T1">Note2</text:span> : L’instruction BNV n’est pas sensé apparaître dans un code ASM bien compilé.</text:p>
          </table:table-cell>
          <table:covered-table-cell table:number-columns-repeated="4" table:style-name="ce23"/>
          <table:covered-table-cell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  <table:table-row table:style-name="ro4">
          <table:table-cell/>
          <table:table-cell table:style-name="Default" office:value-type="string" calcext:value-type="string" table:number-columns-spanned="6" table:number-rows-spanned="1">
            <text:p><text:span text:style-name="T1">Note3</text:span> : Les instruction BAL ou BNV ont toute une variante conditionnelle et non-conditionnelle.</text:p>
            <text:p>Lors de l’assemblage de ces instructions, il faut les traduire en leur version non-conditionnelle.</text:p>
            <text:p>Leur version conditionnelle n’est présente qu’à une fin de documentation.</text:p>
          </table:table-cell>
          <table:covered-table-cell/>
          <table:covered-table-cell table:number-columns-repeated="4" table:style-name="Default"/>
          <table:table-cell/>
          <table:table-cell table:style-name="Default" table:number-columns-repeated="16"/>
          <table:table-cell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5:01:40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8T15:02:23.884000000</dc:date>
    <meta:editing-duration>PT9H7M39S</meta:editing-duration>
    <meta:editing-cycles>18</meta:editing-cycles>
    <meta:generator>LibreOffice/7.5.5.2$Windows_X86_64 LibreOffice_project/ca8fe7424262805f223b9a2334bc7181abbcbf5e</meta:generator>
    <meta:document-statistic meta:table-count="1" meta:cell-count="854" meta:object-count="0"/>
  </office:meta>
</office:document-meta>
</file>